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draw:textarea-horizontal-align="justify" draw:textarea-vertical-align="top" draw:auto-grow-height="true" fo:min-height="0cm" fo:wrap-option="no-wrap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title">
      <style:graphic-properties fo:min-height="2.25cm"/>
    </style:style>
    <style:style style:name="P1" style:family="paragraph">
      <loext:graphic-properties draw:fill-color="#ffffff"/>
    </style:style>
    <style:style style:name="P2" style:family="paragraph">
      <style:paragraph-properties style:text-autospace="ideograph-alpha" style:punctuation-wrap="hanging"/>
      <style:text-properties fo:color="#ffffff" style:font-name="Source Sans Pro Black" fo:font-size="32pt" fo:font-weight="900" style:letter-kerning="true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omputer Graphic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Introduction &amp; Workshop information</text:p>
            <text:p/>
            <text:p>Shalom Mitz </text:p>
            <text:p><text:a xlink:href="mailto:shalommmitz@gmail.com" xlink:type="simple">shalommmitz@gmail.com</text:a></text:p>
            <text:p>Ofek School for Gifted Childrens</text:p>
            <text:p/>
            <text:p>April 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318cm" svg:x="1cm" svg:y="1cm" presentation:class="title" presentation:user-transformed="true">
          <draw:text-box>
            <text:p text:style-name="P2">Our context:</text:p>
          </draw:text-box>
        </draw:frame>
        <draw:frame presentation:style-name="pr5" draw:layer="layout" svg:width="25.5cm" svg:height="13cm" svg:x="0.762cm" svg:y="5.5cm" presentation:class="outline" presentation:user-transformed="true">
          <draw:text-box>
            <text:list text:style-name="L3">
              <text:list-item>
                <text:p><text:span text:style-name="T1">Free software</text:span></text:p>
              </text:list-item>
              <text:list-item>
                <text:p><text:span text:style-name="T1">Open Source</text:span></text:p>
              </text:list-item>
              <text:list-item>
                <text:p><text:span text:style-name="T1">github</text:span></text:p>
              </text:list-item>
              <text:list-item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Introduction to computer graphic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<text:s text:c="3"/></text:span><text:span text:style-name="T1">Image is composed of Pixels</text:span></text:p>
              </text:list-item>
              <text:list-item>
                <text:p><text:span text:style-name="T1"><text:s text:c="6"/></text:span><text:span text:style-name="T1">Pixels are the "dots" in the image</text:span></text:p>
              </text:list-item>
              <text:list-item>
                <text:p><text:span text:style-name="T1"><text:s text:c="3"/></text:span><text:span text:style-name="T1">Cordinate: which line and coloumn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The robot display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:</text:span></text:p>
              </text:list-item>
              <text:list-item>
                <text:p><text:span text:style-name="T1"><text:s text:c="3"/></text:span><text:span text:style-name="T1">Two colors only</text:span></text:p>
              </text:list-item>
              <text:list-item>
                <text:p><text:span text:style-name="T1"><text:s text:c="3"/></text:span><text:span text:style-name="T1">48 lines by 64 columnes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/>
            <text:p>What we need to d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<text:span text:style-name="T1">Create images for common situations:</text:span></text:p>
              </text:list-header>
              <text:list-item>
                <text:p><text:span text:style-name="T1"><text:s text:c="6"/></text:span><text:span text:style-name="T1">- Booting</text:span></text:p>
              </text:list-item>
              <text:list-item>
                <text:p><text:span text:style-name="T1"><text:s text:c="6"/></text:span><text:span text:style-name="T1">- Testing motors</text:span></text:p>
              </text:list-item>
              <text:list-item>
                <text:p><text:span text:style-name="T1"><text:s text:c="6"/></text:span><text:span text:style-name="T1">- Waiting for the remote</text:span></text:p>
              </text:list-item>
              <text:list-item>
                <text:p><text:span text:style-name="T1"><text:s text:c="6"/></text:span><text:span text:style-name="T1">- Remote found, accepting commands</text:span></text:p>
              </text:list-item>
              <text:list-item>
                <text:p><text:span text:style-name="T1"><text:s text:c="6"/></text:span><text:span text:style-name="T1">- Awaiting Python command</text:span></text:p>
              </text:list-item>
              <text:list-item>
                <text:p><text:span text:style-name="T1"><text:s text:c="6"/></text:span><text:span text:style-name="T1">- WiFi client connected</text:span></text:p>
              </text:list-item>
              <text:list-item>
                <text:p><text:span text:style-name="T1"><text:s text:c="3"/></text:span><text:span text:style-name="T1">Create fun images</text:span></text:p>
              </text:list-item>
              <text:list-item>
                <text:p><text:span text:style-name="T1"><text:s text:c="3"/></text:span><text:span text:style-name="T1">Create showcase animations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 presentation:user-transformed="true">
          <draw:text-box>
            <text:p/>
            <text:p>How to create and test an imag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<text:span text:style-name="T1">Overview: </text:span></text:p>
              </text:list-header>
              <text:list-item>
                <text:p><text:span text:style-name="T1">create -&gt; preview -&gt; optionaly: improve -&gt; export to .hexImage -&gt; upload to robot -&gt; use</text:span></text:p>
              </text:list-item>
              <text:list-item>
                <text:p><text:span text:style-name="T1"><text:s text:c="3"/></text:span></text:p>
              </text:list-item>
              <text:list-item>
                <text:p><text:span text:style-name="T1">Details: ....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6T22:49:38.049852981</meta:creation-date>
    <meta:editing-duration>PT18M47S</meta:editing-duration>
    <meta:editing-cycles>5</meta:editing-cycles>
    <meta:generator>LibreOffice/6.0.7.3$Linux_X86_64 LibreOffice_project/00m0$Build-3</meta:generator>
    <dc:title>Alizarin</dc:title>
    <dc:date>2019-04-06T23:08:25.773631191</dc:date>
    <meta:document-statistic meta:object-count="61"/>
    <meta:template xlink:type="simple" xlink:actuate="onRequest" xlink:title="Alizarin" xlink:href="../../../../../../usr/lib/libreoffice/share/template/common/presnt/Alizarin.otp" meta:date="2019-04-06T22:49:37.526273341"/>
  </office:meta>
</office:document-meta>
</file>